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70c" officeooo:paragraph-rsid="0019270c"/>
    </style:style>
    <style:style style:name="P2" style:family="paragraph" style:parent-style-name="Standard">
      <style:text-properties officeooo:rsid="001a49e8" officeooo:paragraph-rsid="001a49e8"/>
    </style:style>
    <style:style style:name="P3" style:family="paragraph" style:parent-style-name="Standard">
      <style:text-properties officeooo:rsid="001a49e8" officeooo:paragraph-rsid="00319db1"/>
    </style:style>
    <style:style style:name="P4" style:family="paragraph" style:parent-style-name="Standard">
      <style:text-properties officeooo:rsid="0020fd6f" officeooo:paragraph-rsid="0020fd6f"/>
    </style:style>
    <style:style style:name="P5" style:family="paragraph" style:parent-style-name="Standard">
      <style:text-properties officeooo:rsid="002267ba" officeooo:paragraph-rsid="001a49e8"/>
    </style:style>
    <style:style style:name="P6" style:family="paragraph" style:parent-style-name="Standard">
      <style:text-properties officeooo:rsid="002267ba" officeooo:paragraph-rsid="002267ba"/>
    </style:style>
    <style:style style:name="P7" style:family="paragraph" style:parent-style-name="Standard">
      <style:text-properties officeooo:rsid="002267ba" officeooo:paragraph-rsid="00230ec2"/>
    </style:style>
    <style:style style:name="P8" style:family="paragraph" style:parent-style-name="Standard">
      <style:text-properties officeooo:rsid="0025a717" officeooo:paragraph-rsid="0025a717"/>
    </style:style>
    <style:style style:name="P9" style:family="paragraph" style:parent-style-name="Standard">
      <style:text-properties officeooo:rsid="0033fb3d" officeooo:paragraph-rsid="0033fb3d"/>
    </style:style>
    <style:style style:name="P10" style:family="paragraph" style:parent-style-name="Standard">
      <style:text-properties officeooo:rsid="0037a0d8" officeooo:paragraph-rsid="0037a0d8"/>
    </style:style>
    <style:style style:name="P11" style:family="paragraph" style:parent-style-name="Standard">
      <style:text-properties officeooo:rsid="003a3530" officeooo:paragraph-rsid="003a3530"/>
    </style:style>
    <style:style style:name="P12" style:family="paragraph" style:parent-style-name="Standard">
      <style:text-properties officeooo:rsid="003b6f8f" officeooo:paragraph-rsid="003b6f8f"/>
    </style:style>
    <style:style style:name="P13" style:family="paragraph" style:parent-style-name="Standard">
      <style:text-properties officeooo:rsid="003c66a2" officeooo:paragraph-rsid="003c66a2"/>
    </style:style>
    <style:style style:name="T1" style:family="text">
      <style:text-properties officeooo:rsid="001c12ab"/>
    </style:style>
    <style:style style:name="T2" style:family="text">
      <style:text-properties officeooo:rsid="001f0327"/>
    </style:style>
    <style:style style:name="T3" style:family="text">
      <style:text-properties officeooo:rsid="0020fd6f"/>
    </style:style>
    <style:style style:name="T4" style:family="text">
      <style:text-properties officeooo:rsid="002267ba"/>
    </style:style>
    <style:style style:name="T5" style:family="text">
      <style:text-properties officeooo:rsid="00230ec2"/>
    </style:style>
    <style:style style:name="T6" style:family="text">
      <style:text-properties officeooo:rsid="00248835"/>
    </style:style>
    <style:style style:name="T7" style:family="text">
      <style:text-properties officeooo:rsid="00262515"/>
    </style:style>
    <style:style style:name="T8" style:family="text">
      <style:text-properties officeooo:rsid="002639ed"/>
    </style:style>
    <style:style style:name="T9" style:family="text">
      <style:text-properties officeooo:rsid="00279b77"/>
    </style:style>
    <style:style style:name="T10" style:family="text">
      <style:text-properties officeooo:rsid="0028c409"/>
    </style:style>
    <style:style style:name="T11" style:family="text">
      <style:text-properties officeooo:rsid="0029ae2c"/>
    </style:style>
    <style:style style:name="T12" style:family="text">
      <style:text-properties officeooo:rsid="002d3de0"/>
    </style:style>
    <style:style style:name="T13" style:family="text">
      <style:text-properties officeooo:rsid="002eafc9"/>
    </style:style>
    <style:style style:name="T14" style:family="text">
      <style:text-properties officeooo:rsid="003073da"/>
    </style:style>
    <style:style style:name="T15" style:family="text">
      <style:text-properties officeooo:rsid="00319db1"/>
    </style:style>
    <style:style style:name="T16" style:family="text">
      <style:text-properties officeooo:rsid="00378815"/>
    </style:style>
    <style:style style:name="T17" style:family="text">
      <style:text-properties officeooo:rsid="0037a0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rning :</text:p>
      <text:p text:style-name="P1">------------</text:p>
      <text:p text:style-name="P1"/>
      <text:p text:style-name="P2">RDS : Relational Database Service. It’s providing postgres, mqsql, oracle, mariadb, amazon aurora, sql server etc.</text:p>
      <text:p text:style-name="P2"/>
      <text:p text:style-name="P2"><text:tab/>It’s a managed service and a PAAS, that means we don’t need to worry about scalling, <text:tab/>creating a machine etc.</text:p>
      <text:p text:style-name="P2"><text:tab/></text:p>
      <text:p text:style-name="P2"><text:tab/><text:tab/><text:span text:style-name="T1">EC2 is a IAAS where we’re creating <text:s/>machine, <text:s/>what ever we wanna do it we can do <text:tab/><text:tab/>it. But here in RDSm, we no need to worry about that stuff, we can directly focius on <text:tab/><text:tab/>the platform.</text:span></text:p>
      <text:p text:style-name="P2"><text:tab/></text:p>
      <text:p text:style-name="P2"><text:tab/><text:span text:style-name="T2">Similar to RDS&lt; we have DynamoDB, Elastic Cache, Neptune, Amazon QLDB, Amamzon <text:tab/>TimeStream databases etc.</text:span></text:p>
      <text:p text:style-name="P2"/>
      <text:p text:style-name="P2"><text:tab/><text:span text:style-name="T3">Clustering : Backup DB .</text:span></text:p>
      <text:p text:style-name="P2"/>
      <text:p text:style-name="P4">How to create a RDS :</text:p>
      <text:p text:style-name="P2"/>
      <text:p text:style-name="P2"><text:tab/>-&gt; <text:span text:style-name="T3">Open AWS, Select RDS and click on create.</text:span></text:p>
      <text:p text:style-name="P2"><text:tab/>-&gt; <text:span text:style-name="T3">Select the type of RDBMS and Version.</text:span></text:p>
      <text:p text:style-name="P2"><text:tab/>-&gt; <text:span text:style-name="T4">Set DataBAse Name</text:span></text:p>
      <text:p text:style-name="P2"><text:tab/>-&gt; <text:span text:style-name="T4">If needed set root username and passwords in master.</text:span></text:p>
      <text:p text:style-name="P2"><text:tab/>-&gt; <text:span text:style-name="T4">What kind of machine will the data base work set that.</text:span></text:p>
      <text:p text:style-name="P2"><text:tab/>-&gt; <text:span text:style-name="T4">Set required storage.</text:span></text:p>
      <text:p text:style-name="P2"><text:tab/>-&gt; <text:span text:style-name="T4">If needed enable auto scalling.</text:span></text:p>
      <text:p text:style-name="P2"><text:tab/>-&gt; <text:span text:style-name="T4">Set Connectivity whether to connect to Ec2 machine or not.</text:span></text:p>
      <text:p text:style-name="P2"><text:tab/>-&gt; <text:span text:style-name="T4">Choose access public if wanna access from anywhere.</text:span></text:p>
      <text:p text:style-name="P2"><text:tab/>-&gt; <text:span text:style-name="T4">Then create database.</text:span></text:p>
      <text:p text:style-name="P5"/>
      <text:p text:style-name="P6">Terminal Commands :</text:p>
      <text:p text:style-name="P6"><text:tab/>-&gt; <text:span text:style-name="T5">using docker install psql,</text:span></text:p>
      <text:p text:style-name="P7"><text:tab/>-&gt; <text:span text:style-name="T5">psql -U postgres -h &lt;end-point of the DB created in AWS&gt; -W </text:span></text:p>
      <text:p text:style-name="P7"><text:tab/>-&gt; &lt;<text:span text:style-name="T5">Enter Passwword</text:span>&gt;</text:p>
      <text:p text:style-name="P7"><text:tab/>-&gt; <text:span text:style-name="T5">We’ll be by default in psql db, if needed we create another databases and have it our way.</text:span></text:p>
      <text:p text:style-name="P7"><text:tab/>-&gt; <text:span text:style-name="T6">And work as normal.</text:span></text:p>
      <text:p text:style-name="P7"/>
      <text:p text:style-name="P7"><text:tab/><text:span text:style-name="T6">Similartly if using mysql get the client and run it just like above.</text:span></text:p>
      <text:p text:style-name="P7"/>
      <text:p text:style-name="P7"/>
      <text:p text:style-name="P8">S3 :</text:p>
      <text:p text:style-name="P8"/>
      <text:p text:style-name="P8"><text:tab/>Simple Storage Service</text:p>
      <text:p text:style-name="P8"><text:tab/>Object oriented file system</text:p>
      <text:p text:style-name="P8"><text:tab/>Files are treated as objects bucket.</text:p>
      <text:p text:style-name="P8"><text:tab/>Root folder is bucket.</text:p>
      <text:p text:style-name="P8"/>
      <text:p text:style-name="P8"><text:tab/><text:span text:style-name="T7">What is an S3 object ?</text:span></text:p>
      <text:p text:style-name="P8"><text:tab/><text:span text:style-name="T7">Object contains data and they are files only is called S3 object.</text:span></text:p>
      <text:p text:style-name="P8"/>
      <text:p text:style-name="P8"><text:soft-page-break/><text:tab/><text:span text:style-name="T8">Every object name is key, key: contains object name.</text:span></text:p>
      <text:p text:style-name="P8"><text:tab/><text:span text:style-name="T8">By Key we can access the objects.</text:span></text:p>
      <text:p text:style-name="P8"><text:tab/><text:span text:style-name="T8">Value: contains data which is bytes.</text:span></text:p>
      <text:p text:style-name="P8"><text:tab/><text:span text:style-name="T8">Every object has it’s own unique key.</text:span></text:p>
      <text:p text:style-name="P8"><text:tab/><text:span text:style-name="T8">Key1, object</text:span></text:p>
      <text:p text:style-name="P8"><text:tab/><text:span text:style-name="T8">Key2, object.</text:span></text:p>
      <text:p text:style-name="P8"/>
      <text:p text:style-name="P8"><text:tab/><text:span text:style-name="T9">S3 is a manage service i.e we don’t have to install any software to use this service, as its a <text:tab/>PAAS, we can directly use it.</text:span></text:p>
      <text:p text:style-name="P8"/>
      <text:p text:style-name="P8"/>
      <text:p text:style-name="P2"><text:tab/><text:span text:style-name="T10">Bucker name sare universal, we have to create unique bucker name , so the strategy is the <text:tab/>domain name – name</text:span></text:p>
      <text:p text:style-name="P2"><text:tab/><text:tab/>-&gt;<text:span text:style-name="T11">Bucket name limit is 3 to 63</text:span></text:p>
      <text:p text:style-name="P2"><text:tab/><text:tab/>-&gt;<text:span text:style-name="T11">bucket name can have only lower case</text:span></text:p>
      <text:p text:style-name="P2"><text:tab/><text:tab/>-&gt;<text:span text:style-name="T11">can begin and end with number but not start with .</text:span></text:p>
      <text:p text:style-name="P2"><text:tab/><text:tab/>-&gt;<text:span text:style-name="T11">Bucket name should not be ip address and many more etc.</text:span></text:p>
      <text:p text:style-name="P2"/>
      <text:p text:style-name="P3"><text:tab/><text:span text:style-name="T13">ACL : Access Control List : </text:span></text:p>
      <text:p text:style-name="P3"><text:span text:style-name="T13"><text:tab/><text:tab/>-&gt; What ever control we have on bucket will be there on object as well </text:span><text:span text:style-name="T14">is called ACL <text:tab/><text:tab/>Disabled</text:span></text:p>
      <text:p text:style-name="P3"><text:tab/><text:tab/>-&gt; <text:span text:style-name="T15">We can have a bucket in which the objects can have the separate permissions from <text:tab/><text:tab/>the bucket is called ACL Enabled.</text:span></text:p>
      <text:p text:style-name="P2"/>
      <text:p text:style-name="P9">Steps:</text:p>
      <text:p text:style-name="P9"/>
      <text:p text:style-name="P2"><text:tab/>-&gt; <text:span text:style-name="T11">Search s3 and click on create new bucket.</text:span></text:p>
      <text:p text:style-name="P2"/>
      <text:p text:style-name="P2"><text:tab/>-&gt; <text:span text:style-name="T12">We have 2 things ACL’s enabled and disabled, we need to select one thing.</text:span></text:p>
      <text:p text:style-name="P2"/>
      <text:p text:style-name="P2"><text:tab/>-&gt; <text:span text:style-name="T16">We can select Versioning.</text:span></text:p>
      <text:p text:style-name="P2"/>
      <text:p text:style-name="P2"><text:tab/>-&gt; <text:span text:style-name="T17">Create bucket.</text:span></text:p>
      <text:p text:style-name="P2"/>
      <text:p text:style-name="P10">The buckets can be accessed by applications in cloud platforms</text:p>
      <text:p text:style-name="P10"/>
      <text:p text:style-name="P11">We can either upload or download the files.</text:p>
      <text:p text:style-name="P11"/>
      <text:p text:style-name="P12">We can access the files from s3.</text:p>
      <text:p text:style-name="P12"/>
      <text:p text:style-name="P13">Set permissions Read, write etc. To that file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09:59:39.388422260</meta:creation-date>
    <dc:date>2022-12-28T17:08:10.378728555</dc:date>
    <meta:editing-duration>PT7H8M15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2" meta:paragraph-count="58" meta:word-count="505" meta:character-count="2746" meta:non-whitespace-character-count="2226"/>
  </office:meta>
</office:document-meta>
</file>